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Librerías científicas en Python</text:span></text:p>
            <text:p><text:span text:style-name="T1">MatPlotLib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Ver distribución de numeros aleatorios</text:p>
              </text:list-item>
              <text:list-item>
                <text:p>3D con Mayav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12T00:58:41</dc:date>
    <dc:creator>Jeudy </dc:creator>
    <meta:editing-duration>PT3H56M38S</meta:editing-duration>
    <meta:editing-cycles>28</meta:editing-cycles>
    <meta:generator>LibreOffice/3.5$Linux_X86_64 LibreOffice_project/350m1$Build-2</meta:generator>
    <meta:document-statistic meta:object-count="39"/>
  </office:meta>
</office:document-meta>
</file>